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349" officeooo:paragraph-rsid="0000d349"/>
    </style:style>
    <style:style style:name="P2" style:family="paragraph" style:parent-style-name="Standard">
      <style:text-properties officeooo:rsid="0000d349" officeooo:paragraph-rsid="00010360"/>
    </style:style>
    <style:style style:name="P3" style:family="paragraph" style:parent-style-name="Standard">
      <style:text-properties officeooo:rsid="00010360" officeooo:paragraph-rsid="00010360"/>
    </style:style>
    <style:style style:name="T1" style:family="text">
      <style:text-properties officeooo:rsid="00010360"/>
    </style:style>
    <style:style style:name="T2" style:family="text">
      <style:text-properties officeooo:rsid="00018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Qt5:</text:p>
      <text:p text:style-name="P1"/>
      <text:p text:style-name="P1">pro:<text:tab/>- <text:span text:style-name="T1">große Bibliothek</text:span></text:p>
      <text:p text:style-name="P1"><text:tab/>- <text:span text:style-name="T1">viele Möglichkeiten</text:span></text:p>
      <text:p text:style-name="P2"><text:tab/>- <text:span text:style-name="T1">Designing Applikation → mehr designing Möglichkeiten</text:span></text:p>
      <text:p text:style-name="P2"/>
      <text:p text:style-name="P3">contra: - Komplexität --- große Bibliothek, Implementierung...</text:p>
      <text:p text:style-name="P2"/>
      <text:p text:style-name="P2"/>
      <text:p text:style-name="P2"/>
      <text:p text:style-name="P3">wxPython:</text:p>
      <text:p text:style-name="P3"/>
      <text:p text:style-name="P3">pro: <text:tab/>- einfach gehalten</text:p>
      <text:p text:style-name="P3"><text:tab/>- bessere Übersicht</text:p>
      <text:p text:style-name="P3"/>
      <text:p text:style-name="P3">contra: - weniger Möglichkeiten</text:p>
      <text:p text:style-name="P3"><text:tab/>→<text:span text:style-name="T2"> Layout beschränk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a xlink:type="simple" xlink:href="https://dev.to/amigosmaker/pyqt-vs-wxpython-which-gui-module-for-your-project-3dfb" text:style-name="Internet_20_link" text:visited-style-name="Visited_20_Internet_20_Link">https://dev.to/amigosmaker/pyqt-vs-wxpython-which-gui-module-for-your-project-3dfb</text:a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7-26T19:54:53.053000000</dc:date>
    <meta:editing-duration>PT46S</meta:editing-duration>
    <meta:editing-cycles>1</meta:editing-cycles>
    <meta:document-statistic meta:table-count="0" meta:image-count="0" meta:object-count="0" meta:page-count="1" meta:paragraph-count="11" meta:word-count="38" meta:character-count="354" meta:non-whitespace-character-count="322"/>
  </office:meta>
</office:document-meta>
</file>